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EB Garamond" svg:font-family="'EB Garamond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EB Garamond1" svg:font-family="'EB Garamond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8" style:family="table">
      <style:table-properties style:width="6.2701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9" style:family="table">
      <style:table-properties style:width="6.2701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0" style:family="table">
      <style:table-properties style:width="6.270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1" style:family="table">
      <style:table-properties style:width="6.2701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2" style:family="table">
      <style:table-properties style:width="6.2701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3" style:family="table">
      <style:table-properties style:width="6.2701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4" style:family="table">
      <style:table-properties style:width="6.270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5" style:family="table">
      <style:table-properties style:width="6.270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6" style:family="table">
      <style:table-properties style:width="6.2701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7" style:family="table">
      <style:table-properties style:width="6.2701in" fo:margin-left="0in" fo:margin-top="0in" fo:margin-bottom="0in" table:align="left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18" style:family="table">
      <style:table-properties style:width="6.2701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270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P1" style:family="paragraph" style:parent-style-name="Standard">
      <style:text-properties style:font-name="EB Garamond" style:font-name-asian="EB Garamond1" style:font-name-complex="EB Garamond1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.7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itle" style:master-page-name="Standard">
      <style:paragraph-properties style:page-number="1"/>
    </style:style>
    <style:style style:name="P22" style:family="paragraph" style:parent-style-name="Heading_20_3">
      <style:paragraph-properties fo:break-before="page"/>
    </style:style>
    <style:style style:name="T1" style:family="text">
      <style:text-properties fo:color="#674ea7"/>
    </style:style>
    <style:style style:name="T2" style:family="text">
      <style:text-properties fo:color="#000000" fo:font-size="10pt" style:text-underline-style="none" fo:font-weight="bold" style:font-size-asian="10pt" style:font-weight-asian="bold" style:font-size-complex="10pt"/>
    </style:style>
    <style:style style:name="T3" style:family="text">
      <style:text-properties fo:color="#000000" fo:font-size="10pt" style:text-underline-style="none" style:font-size-asian="10pt" style:font-size-complex="10pt"/>
    </style:style>
    <style:style style:name="T4" style:family="text">
      <style:text-properties style:font-name="Lato" style:font-name-asian="Lato1" style:font-name-complex="Lato1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dcdcdc" style:font-name="Consolas" fo:background-color="#1e1e1e" loext:char-shading-value="0" style:font-name-asian="Consolas1" style:font-name-complex="Consolas1"/>
    </style:style>
    <style:style style:name="T7" style:family="text">
      <style:text-properties style:text-underline-style="none"/>
    </style:style>
    <style:style style:name="T8" style:family="text">
      <style:text-properties fo:color="#569cd6" style:font-name="Consolas" fo:background-color="#1e1e1e" loext:char-shading-value="0" style:font-name-asian="Consolas1" style:font-name-complex="Consolas1"/>
    </style:style>
    <style:style style:name="T9" style:family="text">
      <style:text-properties fo:color="#d69d85" style:font-name="Consolas" fo:background-color="#1e1e1e" loext:char-shading-value="0" style:font-name-asian="Consolas1" style:font-name-complex="Consolas1"/>
    </style:style>
    <style:style style:name="T10" style:family="text">
      <style:text-properties fo:color="#9cdcfe" style:font-name="Consolas" fo:background-color="#1e1e1e" loext:char-shading-value="0" style:font-name-asian="Consolas1" style:font-name-complex="Consolas1"/>
    </style:style>
    <style:style style:name="T11" style:family="text">
      <style:text-properties fo:color="#b8d7a3" style:font-name="Consolas" fo:background-color="#1e1e1e" loext:char-shading-value="0" style:font-name-asian="Consolas1" style:font-name-complex="Consolas1"/>
    </style:style>
    <style:style style:name="T12" style:family="text">
      <style:text-properties fo:color="#4ec9b0" style:font-name="Consolas" fo:background-color="#1e1e1e" loext:char-shading-value="0" style:font-name-asian="Consolas1" style:font-name-complex="Consolas1"/>
    </style:style>
    <style:style style:name="T13" style:family="text">
      <style:text-properties fo:color="#57a64a" style:font-name="Consolas" fo:font-style="italic" fo:background-color="#1e1e1e" loext:char-shading-value="0" style:font-name-asian="Consolas1" style:font-style-asian="italic" style:font-name-complex="Consolas1"/>
    </style:style>
    <style:style style:name="T14" style:family="text">
      <style:text-properties fo:color="#9b9b9b" style:font-name="Consolas" fo:background-color="#1e1e1e" loext:char-shading-value="0" style:font-name-asian="Consolas1" style:font-name-complex="Consolas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73npu63tpecf"/>Sommaire: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y4m64vsw7wma" text:style-name="Index_20_Link" text:visited-style-name="Index_20_Link"><text:span text:style-name="T2">Pour faire pousser sa propre digitale<text:tab/>2</text:span></text:a></text:p>
          <text:p text:style-name="P4"><text:a xlink:type="simple" xlink:href="#_5xc9o68tfdyi" text:style-name="Index_20_Link" text:visited-style-name="Index_20_Link"><text:span text:style-name="T3">Tout d'abord vérifier que vous avez installé toute les dépendances:<text:tab/>2</text:span></text:a></text:p>
          <text:p text:style-name="P5"><text:a xlink:type="simple" xlink:href="#_ng2r4vep9ukr" text:style-name="Index_20_Link" text:visited-style-name="Index_20_Link"><text:span text:style-name="T3">Installer docker :<text:tab/>2</text:span></text:a></text:p>
          <text:p text:style-name="P5"><text:a xlink:type="simple" xlink:href="#_5mz8ohki9rox" text:style-name="Index_20_Link" text:visited-style-name="Index_20_Link"><text:span text:style-name="T3">Installer net-tools :<text:tab/>3</text:span></text:a></text:p>
          <text:p text:style-name="P5"><text:a xlink:type="simple" xlink:href="#_t2565c35aywz" text:style-name="Index_20_Link" text:visited-style-name="Index_20_Link"><text:span text:style-name="T3">Installer make :<text:tab/>3</text:span></text:a></text:p>
          <text:p text:style-name="P5"><text:a xlink:type="simple" xlink:href="#_9gao18aqb5nd" text:style-name="Index_20_Link" text:visited-style-name="Index_20_Link"><text:span text:style-name="T3">Installer le tableau de bord :<text:tab/>3</text:span></text:a></text:p>
          <text:p text:style-name="P4"><text:a xlink:type="simple" xlink:href="#_hkuzlg8n6cc8" text:style-name="Index_20_Link" text:visited-style-name="Index_20_Link"><text:span text:style-name="T3">Utiliser les commande suivante à la racine du projet:<text:tab/>3</text:span></text:a></text:p>
          <text:p text:style-name="P5"><text:a xlink:type="simple" xlink:href="#_kvyfajpqdrfr" text:style-name="Index_20_Link" text:visited-style-name="Index_20_Link"><text:span text:style-name="T3">Afficher l'aide intégré (en anglais):<text:tab/>3</text:span></text:a></text:p>
          <text:p text:style-name="P5"><text:a xlink:type="simple" xlink:href="#_xq1h8h1ccpza" text:style-name="Index_20_Link" text:visited-style-name="Index_20_Link"><text:span text:style-name="T3">Créer le fichier d'initialisation du projet (ladigitale.toml) :<text:tab/>3</text:span></text:a></text:p>
          <text:p text:style-name="P5"><text:a xlink:type="simple" xlink:href="#_4zhyilgca4se" text:style-name="Index_20_Link" text:visited-style-name="Index_20_Link"><text:span text:style-name="T3">Construire les images :<text:tab/>3</text:span></text:a></text:p>
          <text:p text:style-name="P5"><text:a xlink:type="simple" xlink:href="#_uwox01ugpinl" text:style-name="Index_20_Link" text:visited-style-name="Index_20_Link"><text:span text:style-name="T3">Générer les conteneurs:<text:tab/>3</text:span></text:a></text:p>
          <text:p text:style-name="P4"><text:a xlink:type="simple" xlink:href="#_9cp7c08rt0n6" text:style-name="Index_20_Link" text:visited-style-name="Index_20_Link"><text:span text:style-name="T3">Ajout des websocket<text:tab/>4</text:span></text:a></text:p>
          <text:p text:style-name="P5"><text:a xlink:type="simple" xlink:href="#_f9bzzjsqdz90" text:style-name="Index_20_Link" text:visited-style-name="Index_20_Link"><text:span text:style-name="T3">Pour les projets PHP<text:tab/>4</text:span></text:a></text:p>
          <text:p text:style-name="P5"><text:a xlink:type="simple" xlink:href="#_xxxrwgc1nwx7" text:style-name="Index_20_Link" text:visited-style-name="Index_20_Link"><text:span text:style-name="T3">Ils sont réalisés par l’intégration du fichier recupere_ip.php qui appelle NewWebsocket.js (le php récupère l’ip et le javascipt fait la connexion websocket).<text:tab/>4</text:span></text:a></text:p>
          <text:p text:style-name="P5"><text:a xlink:type="simple" xlink:href="#_3wbgfll6075i" text:style-name="Index_20_Link" text:visited-style-name="Index_20_Link"><text:span text:style-name="T3">NewWebsocket.js<text:tab/>4</text:span></text:a></text:p>
          <text:p text:style-name="P5"><text:a xlink:type="simple" xlink:href="#_6he5ndp8ulul" text:style-name="Index_20_Link" text:visited-style-name="Index_20_Link"><text:span text:style-name="T3">recupere_ip.php<text:tab/>5</text:span></text:a></text:p>
          <text:p text:style-name="P5"><text:a xlink:type="simple" xlink:href="#_p6a60jkuot2k" text:style-name="Index_20_Link" text:visited-style-name="Index_20_Link"><text:span text:style-name="T3">Pour les projet Node.js<text:tab/>5</text:span></text:a></text:p>
          <text:p text:style-name="P4"><text:a xlink:type="simple" xlink:href="#_xvqr0kli0yl2" text:style-name="Index_20_Link" text:visited-style-name="Index_20_Link"><text:span text:style-name="T3">Projets hors ladigitale<text:tab/>7</text:span></text:a></text:p>
          <text:p text:style-name="P5"><text:a xlink:type="simple" xlink:href="#_7myutrsjvkbx" text:style-name="Index_20_Link" text:visited-style-name="Index_20_Link"><text:span text:style-name="T3">Etherpad<text:tab/>7</text:span></text:a></text:p>
          <text:p text:style-name="P5"><text:a xlink:type="simple" xlink:href="#_s1s4aa4yiotu" text:style-name="Index_20_Link" text:visited-style-name="Index_20_Link"><text:span text:style-name="T3">Installation<text:tab/>7</text:span></text:a></text:p>
          <text:p text:style-name="P4"><text:a xlink:type="simple" xlink:href="#_c5t94wv04yyj" text:style-name="Index_20_Link" text:visited-style-name="Index_20_Link"><text:span text:style-name="T3">Projets PHP, serveur apache et base de données SQLite<text:tab/>7</text:span></text:a></text:p>
          <text:p text:style-name="P5"><text:a xlink:type="simple" xlink:href="#_ec3dz0fbbk7h" text:style-name="Index_20_Link" text:visited-style-name="Index_20_Link"><text:span text:style-name="T3">Digiflashcards<text:tab/>7</text:span></text:a></text:p>
          <text:p text:style-name="P5"><text:a xlink:type="simple" xlink:href="#_e1om6vdgzzc8" text:style-name="Index_20_Link" text:visited-style-name="Index_20_Link"><text:span text:style-name="T3">Digimindmap<text:tab/>7</text:span></text:a></text:p>
          <text:p text:style-name="P5"><text:a xlink:type="simple" xlink:href="#_fp3r4cigyyxo" text:style-name="Index_20_Link" text:visited-style-name="Index_20_Link"><text:span text:style-name="T3">Digiscreen<text:tab/>7</text:span></text:a></text:p>
          <text:p text:style-name="P5"><text:a xlink:type="simple" xlink:href="#_w5hicsv1kzih" text:style-name="Index_20_Link" text:visited-style-name="Index_20_Link"><text:span text:style-name="T3">Digisteps<text:tab/>8</text:span></text:a></text:p>
          <text:p text:style-name="P5"><text:a xlink:type="simple" xlink:href="#_4wnfbyllwgtv" text:style-name="Index_20_Link" text:visited-style-name="Index_20_Link"><text:span text:style-name="T3">Digiwords<text:tab/>8</text:span></text:a></text:p>
          <text:p text:style-name="P5"><text:a xlink:type="simple" xlink:href="#_ev6zys5ug2pi" text:style-name="Index_20_Link" text:visited-style-name="Index_20_Link"><text:span text:style-name="T3">Serveur PHP nécessaire pour l'API<text:tab/>8</text:span></text:a></text:p>
          <text:p text:style-name="P5"><text:a xlink:type="simple" xlink:href="#_xpr6doq7w8zo" text:style-name="Index_20_Link" text:visited-style-name="Index_20_Link"><text:span text:style-name="T3">Production<text:tab/>8</text:span></text:a></text:p>
          <text:p text:style-name="P4"><text:a xlink:type="simple" xlink:href="#_y1tzjqnkztt4" text:style-name="Index_20_Link" text:visited-style-name="Index_20_Link"><text:span text:style-name="T3">Projets Nuxt.js avec serveur Node.js (Express) et base de données Redis<text:tab/>9</text:span></text:a></text:p>
          <text:p text:style-name="P5"><text:a xlink:type="simple" xlink:href="#_n2nvt0tl8ew4" text:style-name="Index_20_Link" text:visited-style-name="Index_20_Link"><text:span text:style-name="T3">Digiboard<text:tab/>9</text:span></text:a></text:p>
          <text:p text:style-name="P5"><text:a xlink:type="simple" xlink:href="#_v5b5z233ggz4" text:style-name="Index_20_Link" text:visited-style-name="Index_20_Link"><text:span text:style-name="T3">Digipad<text:tab/>9</text:span></text:a></text:p>
          <text:p text:style-name="P5"><text:a xlink:type="simple" xlink:href="#_ma5twyp4lnjt" text:style-name="Index_20_Link" text:visited-style-name="Index_20_Link"><text:span text:style-name="T3">Digistorm<text:tab/>9</text:span></text:a></text:p>
          <text:p text:style-name="P5"><text:a xlink:type="simple" xlink:href="#_otypa8c45l9x" text:style-name="Index_20_Link" text:visited-style-name="Index_20_Link"><text:span text:style-name="T3">Préparation et installation des dépendances<text:tab/>9</text:span></text:a></text:p>
          <text:p text:style-name="P5"><text:a xlink:type="simple" xlink:href="#_h5y1n8eovgny" text:style-name="Index_20_Link" text:visited-style-name="Index_20_Link"><text:span text:style-name="T3">Compilation, minification des fichiers et lancement du serveur de production<text:tab/>9</text:span></text:a></text:p>
          <text:p text:style-name="P6"><text:a xlink:type="simple" xlink:href="#_fk7kxlgptv3k" text:style-name="Index_20_Link" text:visited-style-name="Index_20_Link"><text:span text:style-name="T3">Avec NPM<text:tab/>9</text:span></text:a></text:p>
          <text:p text:style-name="P6"><text:a xlink:type="simple" xlink:href="#_bpt8hz68mpvx" text:style-name="Index_20_Link" text:visited-style-name="Index_20_Link"><text:span text:style-name="T3">Avec PM2<text:tab/>9</text:span></text:a></text:p>
          <text:p text:style-name="P5"><text:a xlink:type="simple" xlink:href="#_j7c9ihj0bqq" text:style-name="Index_20_Link" text:visited-style-name="Index_20_Link"><text:span text:style-name="T3">Variables d'environnement pour la mise en production<text:tab/>10</text:span></text:a></text:p>
          <text:p text:style-name="P6"><text:a xlink:type="simple" xlink:href="#_q810xztk53rk" text:style-name="Index_20_Link" text:visited-style-name="Index_20_Link"><text:span text:style-name="T3">Digiboard<text:tab/>10</text:span></text:a></text:p>
          <text:p text:style-name="P6"><text:a xlink:type="simple" xlink:href="#_djm8zgs8je90" text:style-name="Index_20_Link" text:visited-style-name="Index_20_Link"><text:span text:style-name="T3">Digistorm<text:tab/>10</text:span></text:a></text:p>
          <text:p text:style-name="P6"><text:a xlink:type="simple" xlink:href="#_vcizb6obr71e" text:style-name="Index_20_Link" text:visited-style-name="Index_20_Link"><text:span text:style-name="T3">Digipad<text:tab/>10</text:span></text:a></text:p>
          <text:p text:style-name="P4"><text:a xlink:type="simple" xlink:href="#_3m8tvl5jytm3" text:style-name="Index_20_Link" text:visited-style-name="Index_20_Link"><text:span text:style-name="T3">Remerciements et crédits des applications originelles<text:tab/>11</text:span></text:a></text:p>
          <text:p text:style-name="P4"><text:a xlink:type="simple" xlink:href="#_6pvnrkcn8v8f" text:style-name="Index_20_Link" text:visited-style-name="Index_20_Link"><text:span text:style-name="T3">Remerciements et crédits des codes sources<text:tab/>11</text:span></text:a></text:p>
        </text:index-body>
      </text:table-of-content>
      <text:p text:style-name="Heading_20_1"><text:bookmark text:name="_y4m64vsw7wma"/><text:span text:style-name="T1">Pour faire pousser sa propre digitale</text:span></text:p>
      <text:p text:style-name="P1"/>
      <text:p text:style-name="Standard">Pour installer les 9 applications, utilisez le Makefile inclus.</text:p>
      <text:p text:style-name="Standard">Il se chargera de la séquence de commandes pour créer, lancer et orchestrer les images et conteneurs Docker !</text:p>
      <text:p text:style-name="Heading_20_2"><text:bookmark text:name="_5xc9o68tfdyi"/>Tout d'abord vérifier que vous avez installé toute les dépendances:</text:p>
      <text:p text:style-name="Heading_20_3"><text:bookmark text:name="_ng2r4vep9ukr"/>Installer <text:a xlink:type="simple" xlink:href="https://docs.docker.com/engine/install/ubuntu/" text:style-name="ListLabel_20_100" text:visited-style-name="ListLabel_20_100"><text:span text:style-name="T5">docker</text:span></text:a> 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6">sudo apt-get update<text:line-break/><text:line-break/>sudo apt-get install ca-certificates curl gnupg<text:line-break/><text:line-break/>sudo install -m 0755 -d /etc/apt/keyrings<text:line-break/><text:line-break/>curl -fsSL https://download.docker.com/linux/ubuntu/gpg | sudo gpg --dearmor -o /etc/apt/keyrings/docker.gpg<text:line-break/><text:line-break/>sudo chmod a+r /etc/apt/keyrings/docker.gpg<text:line-break/><text:line-break/>echo \<text:line-break/> <text:s/>"deb [arch="$(dpkg --print-architecture)" signed-by=/etc/apt/keyrings/docker.gpg] https://download.docker.com/linux/ubuntu \<text:line-break/> <text:s/>"$(. /etc/os-release &amp;&amp; echo "$VERSION_CODENAME")" stable" | \<text:line-break/> <text:s/>sudo tee /etc/apt/sources.list.d/docker.list &gt; /dev/null<text:line-break/><text:line-break/>sudo apt-get update<text:line-break/><text:line-break/>sudo apt-get install docker-ce docker-ce-cli containerd.io docker-buildx-plugin docker-compose-plugin</text:span></text:p>
          </table:table-cell>
        </table:table-row>
      </table:table>
      <text:p text:style-name="Heading_20_3"><text:bookmark text:name="_nye476waurz2"/></text:p>
      <text:p text:style-name="P22"><text:bookmark text:name="_5mz8ohki9rox"/>Installer net-tools 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6">sudo apt install net-tools</text:span></text:p>
          </table:table-cell>
        </table:table-row>
      </table:table>
      <text:p text:style-name="Heading_20_3"><text:bookmark text:name="_t2565c35aywz"/>Installer make 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6">sudo apt install make</text:span></text:p>
          </table:table-cell>
        </table:table-row>
      </table:table>
      <text:p text:style-name="Heading_20_3"><text:bookmark text:name="_9gao18aqb5nd"/>Installer le <text:a xlink:type="simple" xlink:href="https://gitlab.com/balabox/board-app" text:style-name="ListLabel_20_100" text:visited-style-name="ListLabel_20_100"><text:span text:style-name="T5">tableau de bord</text:span></text:a> :</text:p>
      <text:p text:style-name="Standard">Il est nécessaire pour la stabilité de certaines applications (certaine plante a l'initialisation) et pour pouvoir suivre en temps réel l'utilisation des applications.</text:p>
      <text:p text:style-name="Heading_20_2"><text:bookmark text:name="_hkuzlg8n6cc8"/>Utiliser les commande suivante à la racine du projet:</text:p>
      <text:p text:style-name="Heading_20_3"><text:bookmark text:name="_kvyfajpqdrfr"/>Afficher l'aide intégré (en anglais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6">make help</text:span></text:p>
          </table:table-cell>
        </table:table-row>
      </table:table>
      <text:p text:style-name="Heading_20_3"><text:bookmark text:name="_xq1h8h1ccpza"/>Créer le fichier d'initialisation du projet (ladigitale.toml) :</text:p>
      <text:p text:style-name="P8">Contenant les spécifications réseau du projet (ports, adresses ip et carte réseau).</text:p>
      <text:list xml:id="list2176059738" text:style-name="WWNum4">
        <text:list-item>
          <text:p text:style-name="P9">il est nécessaire pour générer les fichier .env et les commande build et run !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6">make env</text:span></text:p>
          </table:table-cell>
        </table:table-row>
      </table:table>
      <text:p text:style-name="Heading_20_3"><text:bookmark text:name="_4zhyilgca4se"/>Construire les images 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6">make all <text:line-break/>make &lt;application&gt;</text:span></text:p>
          </table:table-cell>
        </table:table-row>
      </table:table>
      <text:p text:style-name="Heading_20_3"><text:bookmark text:name="_uwox01ugpinl"/>Générer les conteneurs:</text:p>
      <text:p text:style-name="Standard">* Les commandes compose utilisent les fichiers docker-compose.</text:p>
      <text:p text:style-name="Standard">* Les commandes run utilisent des commandes docker run standard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6">make compose_all<text:line-break/>make compose_&lt;application&gt;<text:line-break/>ou<text:line-break/>make run_all<text:line-break/>make run_&lt;application&gt;</text:span></text:p>
          </table:table-cell>
        </table:table-row>
      </table:table>
      <text:p text:style-name="Standard"/>
      <text:p text:style-name="Standard"/>
      <text:p text:style-name="Standard">Pour installer des outils de La Digitale sur leur propre serveur sans passer par notre makefile et docker ou depuis les sources originales voici la marche à suivre:</text:p>
      <text:p text:style-name="Standard"/>
      <text:list xml:id="list3068246417" text:style-name="WWNum7">
        <text:list-item>
          <text:p text:style-name="P10">Lisez cet <text:a xlink:type="simple" xlink:href="https://ladigitale.dev/blog/pour-faire-pousser-sa-propre-digitale" text:style-name="ListLabel_20_100" text:visited-style-name="ListLabel_20_100"><text:span text:style-name="T5">article</text:span></text:a> de ladigitale qui contient des projets pré-compilés.</text:p>
        </text:list-item>
        <text:list-item>
          <text:p text:style-name="P10"><text:s/>Le <text:a xlink:type="simple" xlink:href="https://codeberg.org/ladigitale?sort=alphabetically" text:style-name="ListLabel_20_100" text:visited-style-name="ListLabel_20_100"><text:span text:style-name="T5">dépôt Codeberg</text:span></text:a> du projet contenant les codes source des applications.</text:p>
        </text:list-item>
      </text:list>
      <text:p text:style-name="Heading_20_2"><text:bookmark text:name="_9cp7c08rt0n6"/>Ajout des websocket</text:p>
      <text:p text:style-name="Heading_20_3"><text:bookmark text:name="_f9bzzjsqdz90"/>Pour les projets PHP</text:p>
      <text:p text:style-name="Heading_20_3"><text:bookmark text:name="_xxxrwgc1nwx7"/>Ils sont réalisés par l’intégration du fichier recupere_ip.php qui appelle NewWebsocket.js (le php récupère l’ip et le javascipt fait la connexion websocket).</text:p>
      <text:p text:style-name="Heading_20_3"><text:bookmark text:name="_3wbgfll6075i"/>NewWebsocket.j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8">const</text:span><text:span text:style-name="T6"> ip = </text:span><text:span text:style-name="T9">"ip"</text:span><text:span text:style-name="T6">;<text:line-break/></text:span><text:span text:style-name="T8">const</text:span><text:span text:style-name="T6"> wss = </text:span><text:span text:style-name="T8">new</text:span><text:span text:style-name="T6"> WebSocket(</text:span><text:span text:style-name="T9">"ws://172.19.0.2:50001"</text:span><text:span text:style-name="T6">)<text:line-break/><text:line-break/>$(</text:span><text:span text:style-name="T9">'document'</text:span><text:span text:style-name="T6">).ready(</text:span><text:span text:style-name="T8">function</text:span><text:span text:style-name="T6">(){<text:line-break/><text:tab/>$.ajax({<text:line-break/> <text:s text:c="3"/><text:tab/></text:span><text:span text:style-name="T10">type</text:span><text:span text:style-name="T6">: </text:span><text:span text:style-name="T9">'GET'</text:span><text:span text:style-name="T6">,<text:line-break/> <text:s text:c="3"/><text:tab/></text:span><text:span text:style-name="T10">url</text:span><text:span text:style-name="T6">: </text:span><text:span text:style-name="T9">'../inc/recupere_ip.php'</text:span><text:span text:style-name="T6">,<text:line-break/> <text:s text:c="3"/><text:tab/></text:span><text:span text:style-name="T10">dataType</text:span><text:span text:style-name="T6">: </text:span><text:span text:style-name="T9">'html'</text:span><text:span text:style-name="T6">,<text:line-break/> <text:s text:c="3"/><text:tab/></text:span><text:span text:style-name="T10">timeout</text:span><text:span text:style-name="T6">: </text:span><text:span text:style-name="T11">500</text:span><text:span text:style-name="T6">,<text:line-break/> <text:s text:c="3"/><text:tab/></text:span><text:span text:style-name="T10">success</text:span><text:span text:style-name="T6">: </text:span><text:span text:style-name="T8">function</text:span><text:span text:style-name="T6">(reponse){<text:line-break/> <text:s text:c="7"/><text:tab/>json(reponse);<text:line-break/> <text:s text:c="3"/><text:tab/>}<text:line-break/><text:line-break/><text:tab/>});<text:line-break/>});<text:line-break/><text:line-break/></text:span><text:span text:style-name="T8">async</text:span><text:span text:style-name="T6"> </text:span><text:span text:style-name="T8">function</text:span><text:span text:style-name="T6"> json(ip){<text:line-break/><text:tab/>setInterval(() =&gt; {<text:line-break/> <text:s text:c="3"/><text:tab/></text:span><text:span text:style-name="T12">console</text:span><text:span text:style-name="T6">.log(ip)<text:line-break/> <text:s text:c="3"/><text:tab/>wss.onopen = </text:span><text:span text:style-name="T8">function</text:span><text:span text:style-name="T6"> (event) { <text:tab/> <text:line-break/> <text:s text:c="7"/><text:tab/>wss.send(</text:span><text:span text:style-name="T12">JSON</text:span><text:span text:style-name="T6">.stringify({ </text:span><text:span text:style-name="T13">//send a JSON through websocket that contains a list of students and the app they're in</text:span><text:span text:style-name="T6"><text:line-break/> <text:s text:c="11"/><text:tab/>type:</text:span><text:span text:style-name="T9">"type_eleve"</text:span><text:span text:style-name="T6">,<text:line-break/> <text:s text:c="11"/><text:tab/></text:span><text:span text:style-name="T10">name</text:span><text:span text:style-name="T6">:</text:span><text:span text:style-name="T9">"digiflashcard"</text:span><text:span text:style-name="T6">,<text:line-break/> <text:s text:c="11"/><text:tab/></text:span><text:span text:style-name="T10">data</text:span><text:span text:style-name="T6">:{</text:span><text:span text:style-name="T10">id</text:span><text:span text:style-name="T6">:ip, </text:span><text:span text:style-name="T10">name</text:span><text:span text:style-name="T6">:</text:span><text:span text:style-name="T9">""</text:span><text:span text:style-name="T6">}<text:line-break/> <text:s text:c="7"/><text:tab/>},<text:line-break/> <text:s text:c="7"/><text:tab/>{<text:line-break/> <text:s text:c="11"/><text:tab/></text:span><text:span text:style-name="T10">type</text:span><text:span text:style-name="T6">:</text:span><text:span text:style-name="T9">"integration"</text:span><text:span text:style-name="T6">,<text:line-break/> <text:s text:c="11"/><text:tab/></text:span><text:span text:style-name="T10">name</text:span><text:span text:style-name="T6">:</text:span><text:span text:style-name="T9">"digiboard"</text:span><text:span text:style-name="T6">,<text:line-break/> <text:s text:c="11"/><text:tab/></text:span><text:span text:style-name="T10">logo</text:span><text:span text:style-name="T6">:</text:span><text:span text:style-name="T9">"https://pouet.chapril.org/system/accounts/avatars/000/096/847/original/841401129f94028b.png"</text:span><text:span text:style-name="T6">,<text:line-break/> <text:s text:c="7"/><text:tab/>}<text:line-break/> <text:s text:c="7"/><text:tab/>));<text:line-break/> <text:s text:c="3"/><text:tab/>}<text:line-break/><text:tab/>}, </text:span><text:span text:style-name="T11">10000</text:span><text:span text:style-name="T6">);<text:line-break/>}</text:span></text:p>
          </table:table-cell>
        </table:table-row>
      </table:table>
      <text:p text:style-name="Heading_20_3"><text:bookmark text:name="_6he5ndp8ulul"/>recupere_ip.php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14">&lt;?php</text:span><text:span text:style-name="T6"><text:line-break/></text:span><text:span text:style-name="T8">function</text:span><text:span text:style-name="T6"> getIp(){<text:line-break/><text:tab/></text:span><text:span text:style-name="T8">if</text:span><text:span text:style-name="T6">(!</text:span><text:span text:style-name="T8">empty</text:span><text:span text:style-name="T6">($_SERVER[</text:span><text:span text:style-name="T9">'HTTP_CLIENT_IP'</text:span><text:span text:style-name="T6">])){<text:line-break/> <text:s/><text:tab/>$ip = $_SERVER[</text:span><text:span text:style-name="T9">'HTTP_CLIENT_IP'</text:span><text:span text:style-name="T6">];<text:line-break/><text:tab/>}</text:span><text:span text:style-name="T8">elseif</text:span><text:span text:style-name="T6">(!</text:span><text:span text:style-name="T8">empty</text:span><text:span text:style-name="T6">($_SERVER[</text:span><text:span text:style-name="T9">'HTTP_X_FORWARDED_FOR'</text:span><text:span text:style-name="T6">])){<text:line-break/> <text:s/><text:tab/>$ip = $_SERVER[</text:span><text:span text:style-name="T9">'HTTP_X_FORWARDED_FOR'</text:span><text:span text:style-name="T6">];<text:line-break/><text:tab/>}</text:span><text:span text:style-name="T8">else</text:span><text:span text:style-name="T6">{<text:line-break/> <text:s/><text:tab/>$ip = $_SERVER[</text:span><text:span text:style-name="T9">'REMOTE_ADDR'</text:span><text:span text:style-name="T6">];<text:line-break/><text:tab/>}<text:line-break/><text:tab/></text:span><text:span text:style-name="T8">return</text:span><text:span text:style-name="T6"> $ip;<text:line-break/> <text:s/>}<text:line-break/></text:span><text:span text:style-name="T8">echo</text:span><text:span text:style-name="T6">(getIp());<text:line-break/></text:span><text:span text:style-name="T14">?&gt;</text:span></text:p>
          </table:table-cell>
        </table:table-row>
      </table:table>
      <text:p text:style-name="Heading_20_3"><text:bookmark text:name="_p6a60jkuot2k"/>Pour les projet Node.js</text:p>
      <text:p text:style-name="Standard">il faut inclure dans le fichier server.js (celui ou express met en place le router)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8">const</text:span><text:span text:style-name="T6"> WebSocket = </text:span><text:span text:style-name="T12">require</text:span><text:span text:style-name="T6">(</text:span><text:span text:style-name="T9">'ws'</text:span><text:span text:style-name="T6">);<text:line-break/></text:span><text:span text:style-name="T8">const</text:span><text:span text:style-name="T6"> ws = </text:span><text:span text:style-name="T8">new</text:span><text:span text:style-name="T6"> WebSocket(</text:span><text:span text:style-name="T9">"ws://webapp:50001"</text:span><text:span text:style-name="T6">)<text:line-break/></text:span><text:span text:style-name="T8">let</text:span><text:span text:style-name="T6"> ipUtilisateurs = </text:span><text:span text:style-name="T8">new</text:span><text:span text:style-name="T6"> </text:span><text:span text:style-name="T12">Map</text:span><text:span text:style-name="T6">();<text:line-break/><text:line-break/>async </text:span><text:span text:style-name="T8">function</text:span><text:span text:style-name="T6"> envoiejson(){<text:line-break/><text:tab/>setInterval(() =&gt; {<text:line-break/> <text:s text:c="3"/><text:tab/></text:span><text:span text:style-name="T8">let</text:span><text:span text:style-name="T6"> data = []<text:line-break/> <text:s text:c="3"/><text:tab/>ipUtilisateurs.forEach(</text:span><text:span text:style-name="T8">function</text:span><text:span text:style-name="T6">(value, key) {<text:line-break/> <text:s text:c="7"/><text:tab/>data.push({</text:span><text:span text:style-name="T10">id</text:span><text:span text:style-name="T6">:value, </text:span><text:span text:style-name="T10">name</text:span><text:span text:style-name="T6">:key})<text:line-break/> <text:s text:c="3"/><text:tab/>});<text:line-break/> <text:s text:c="3"/><text:tab/>ws.addEventListener(</text:span><text:span text:style-name="T9">"open"</text:span><text:span text:style-name="T6">, () =&gt; {<text:line-break/> <text:s text:c="7"/><text:tab/></text:span><text:span text:style-name="T13">//console.log("Enjoy") //when the connection is opened</text:span><text:span text:style-name="T6"><text:line-break/> <text:s text:c="7"/><text:tab/>ws.send(</text:span><text:span text:style-name="T12">JSON</text:span><text:span text:style-name="T6">.stringify({ </text:span><text:span text:style-name="T13">//send a JSON through websocket that contains a list of students and the app they're in</text:span><text:span text:style-name="T6"><text:line-break/> <text:s text:c="11"/><text:tab/>type:</text:span><text:span text:style-name="T9">"type_eleve"</text:span><text:span text:style-name="T6">,<text:line-break/> <text:s text:c="11"/><text:tab/></text:span><text:span text:style-name="T10">name</text:span><text:span text:style-name="T6">:</text:span><text:span text:style-name="T9">"digiboard"</text:span><text:span text:style-name="T6">,<text:line-break/> <text:s text:c="11"/><text:tab/></text:span><text:span text:style-name="T10">data</text:span><text:span text:style-name="T6">:data<text:line-break/> <text:s text:c="7"/><text:tab/>},<text:line-break/> <text:s text:c="7"/><text:tab/>{<text:line-break/> <text:s text:c="11"/><text:tab/></text:span><text:span text:style-name="T10">type</text:span><text:span text:style-name="T6">:</text:span><text:span text:style-name="T9">"integration"</text:span><text:span text:style-name="T6">,<text:line-break/> <text:s text:c="11"/><text:tab/></text:span><text:span text:style-name="T10">name</text:span><text:span text:style-name="T6">:</text:span><text:span text:style-name="T9">"digiboard"</text:span><text:span text:style-name="T6">,<text:line-break/> <text:s text:c="11"/><text:tab/></text:span><text:span text:style-name="T10">logo</text:span><text:span text:style-name="T6">:</text:span><text:span text:style-name="T9">"https://pouet.chapril.org/system/accounts/avatars/000/096/847/original/841401129f94028b.png"</text:span><text:span text:style-name="T6">,<text:line-break/> <text:s text:c="7"/><text:tab/>}<text:line-break/> <text:s text:c="7"/><text:tab/>));<text:line-break/> <text:s text:c="3"/><text:line-break/> <text:s text:c="3"/><text:tab/>});<text:line-break/> <text:s text:c="2"/><text:tab/> <text:line-break/><text:tab/>}, </text:span><text:span text:style-name="T11">10000</text:span><text:span text:style-name="T6">);<text:line-break/>}<text:line-break/><text:line-break/>envoiejson()<text:line-break/><text:line-break/>app.get(</text:span><text:span text:style-name="T9">'/b/:tableau'</text:span><text:span text:style-name="T6">, </text:span><text:span text:style-name="T8">function</text:span><text:span text:style-name="T6"> (req) {<text:line-break/><text:tab/></text:span><text:span text:style-name="T8">if</text:span><text:span text:style-name="T6"> (req.session.identifiant === </text:span><text:span text:style-name="T9">''</text:span><text:span text:style-name="T6"> || req.session.identifiant === </text:span><text:span text:style-name="T8">undefined</text:span><text:span text:style-name="T6">) {<text:line-break/> <text:s text:c="3"/><text:tab/></text:span><text:span text:style-name="T8">const</text:span><text:span text:style-name="T6"> identifiant = </text:span><text:span text:style-name="T9">'u'</text:span><text:span text:style-name="T6"> + </text:span><text:span text:style-name="T12">Math</text:span><text:span text:style-name="T6">.random().toString(</text:span><text:span text:style-name="T11">16</text:span><text:span text:style-name="T6">).slice(</text:span><text:span text:style-name="T11">3</text:span><text:span text:style-name="T6">)<text:line-break/> <text:s text:c="3"/><text:tab/>req.session.identifiant = identifiant<text:line-break/> <text:s text:c="3"/><text:tab/>req.session.nom = choisirNom() + </text:span><text:span text:style-name="T9">' '</text:span><text:span text:style-name="T6"> + choisirAdjectif()<text:line-break/> <text:s text:c="3"/><text:tab/>req.session.langue = </text:span><text:span text:style-name="T9">'fr'</text:span><text:span text:style-name="T6"><text:line-break/> <text:s text:c="3"/><text:tab/>req.session.statut = </text:span><text:span text:style-name="T9">'participant'</text:span><text:span text:style-name="T6"><text:line-break/> <text:s text:c="3"/><text:tab/>req.session.tableaux = []<text:line-break/> <text:s text:c="3"/><text:tab/>req.session.cookie.expires = </text:span><text:span text:style-name="T8">new</text:span><text:span text:style-name="T6"> </text:span><text:span text:style-name="T12">Date</text:span><text:span text:style-name="T6">(</text:span><text:span text:style-name="T12">Date</text:span><text:span text:style-name="T6">.now() + dureeSession)<text:line-break/> <text:s text:c="3"/><text:tab/>ipUtilisateurs.set(identifiant, req.ip)<text:line-break/><text:tab/>}<text:line-break/><text:tab/>req.next()<text:line-break/>})<text:line-break/><text:line-break/>socket.on(</text:span><text:span text:style-name="T9">'deconnexion'</text:span><text:span text:style-name="T6">, </text:span><text:span text:style-name="T8">function</text:span><text:span text:style-name="T6"> (tableau) {<text:line-break/> <text:s text:c="3"/><text:tab/>ipUtilisateurs.delete(socket.handshake.session.identifiant)<text:line-break/> <text:s text:c="3"/><text:tab/>socket.to(tableau).emit(</text:span><text:span text:style-name="T9">'deconnexion'</text:span><text:span text:style-name="T6">, socket.handshake.session.identifiant)<text:line-break/><text:tab/>})</text:span></text:p>
          </table:table-cell>
        </table:table-row>
      </table:table>
      <text:p text:style-name="Heading_20_2"><text:bookmark text:name="_xvqr0kli0yl2"/>Projets hors ladigitale</text:p>
      <text:p text:style-name="Heading_20_3"><text:bookmark text:name="_7myutrsjvkbx"/>Etherpad</text:p>
      <text:p text:style-name="P8">Etherpad est une application d’édition de document en ligne collaborative en temps réel, open source et hautement personnalisable.</text:p>
      <text:list xml:id="list4169660712" text:style-name="WWNum11">
        <text:list-item>
          <text:p text:style-name="P11">Publié sous licence Apache 2.</text:p>
        </text:list-item>
      </text:list>
      <text:p text:style-name="Heading_20_3"><text:bookmark text:name="_s1s4aa4yiotu"/>Installation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6">curl -sL https://deb.nodesource.com/setup_14.x | sudo -E bash -<text:line-break/>sudo apt install -y nodejs<text:line-break/>git clone --branch master https://github.com/ether/etherpad-lite.git &amp;&amp;<text:line-break/>cd etherpad-lite &amp;&amp;<text:line-break/>src/bin/run.sh</text:span></text:p>
          </table:table-cell>
        </table:table-row>
      </table:table>
      <text:p text:style-name="Heading_20_2"><text:bookmark text:name="_c5t94wv04yyj"/>Projets PHP, serveur apache et base de données SQLite</text:p>
      <text:p text:style-name="Heading_20_3"><text:bookmark text:name="_ec3dz0fbbk7h"/>Digiflashcards</text:p>
      <text:p text:style-name="Standard"><text:a xlink:type="simple" xlink:href="https://ladigitale.dev/digiflashcards/" text:style-name="ListLabel_20_100" text:visited-style-name="ListLabel_20_100"><text:span text:style-name="T5">Digiflashcards</text:span></text:a> est une application web simple pour concevoir des flashcards facilement.</text:p>
      <text:list xml:id="list2591321628" text:style-name="WWNum1">
        <text:list-item>
          <text:p text:style-name="P12">Publiée sous licence GNU GPLv3.</text:p>
        </text:list-item>
        <text:list-item>
          <text:p text:style-name="P12">Roboto Slab et Material Icons sous Apache License Version 2.0.</text:p>
        </text:list-item>
        <text:list-item>
          <text:p text:style-name="P12">KGrotesk sous Sil Open Font Licence 1.1.</text:p>
        </text:list-item>
      </text:list>
      <text:p text:style-name="Heading_20_3"><text:bookmark text:name="_e1om6vdgzzc8"/>Digimindmap</text:p>
      <text:p text:style-name="Standard"><text:a xlink:type="simple" xlink:href="https://ladigitale.dev/digimindmap/" text:style-name="ListLabel_20_100" text:visited-style-name="ListLabel_20_100"><text:span text:style-name="T5">Digimindmap</text:span></text:a> est une application web pour concevoir des cartes heuristiques, basée sur une version personnalisée et allégée de js My Mind.</text:p>
      <text:list xml:id="list2156291240" text:style-name="WWNum9">
        <text:list-item>
          <text:p text:style-name="P13">Publiée sous licence GNU GPLv3.</text:p>
        </text:list-item>
        <text:list-item>
          <text:p text:style-name="P13"><text:a xlink:type="simple" xlink:href="https://github.com/ondras/my-mind" text:style-name="ListLabel_20_100" text:visited-style-name="ListLabel_20_100"><text:span text:style-name="T5">librairie js My Mind</text:span></text:a> sous MIT.</text:p>
        </text:list-item>
        <text:list-item>
          <text:p text:style-name="P13">Material Icons, Robot Slab sous Apache License Version 2.0.</text:p>
        </text:list-item>
        <text:list-item>
          <text:p text:style-name="P13">HKGrotesk sous Sil Open Font Licence 1.1.</text:p>
        </text:list-item>
      </text:list>
      <text:p text:style-name="Heading_20_3"><text:bookmark text:name="_fp3r4cigyyxo"/>Digiscreen</text:p>
      <text:p text:style-name="Standard"><text:soft-page-break/><text:a xlink:type="simple" xlink:href="https://ladigitale.dev/digiscreen/" text:style-name="ListLabel_20_100" text:visited-style-name="ListLabel_20_100"><text:span text:style-name="T5">Digiscreen</text:span></text:a> est un fond d'écran interactif pour la classe en présence ou à distance.</text:p>
      <text:p text:style-name="Standard">Cette version n'intègre pas les clés API Pixabay et Google pour YouTube.</text:p>
      <text:list xml:id="list4039394672" text:style-name="WWNum8">
        <text:list-item>
          <text:p text:style-name="P14">Publiée sous licence GNU GPLv3.</text:p>
        </text:list-item>
        <text:list-item>
          <text:p text:style-name="P14">Abril Fat Face, Orbitron et Material Icons sous Apache License Version 2.0.</text:p>
        </text:list-item>
        <text:list-item>
          <text:p text:style-name="P14">HKGrotesk sous Sil Open Font Licence 1.1.</text:p>
        </text:list-item>
        <text:list-item>
          <text:p text:style-name="P14">Pictographiques du module Histoire sont la propriété du Gouvernement d'Aragon, créé par Sergio Palao pour <text:a xlink:type="simple" xlink:href="https://arasaac.org" text:style-name="ListLabel_20_100" text:visited-style-name="ListLabel_20_100"><text:span text:style-name="T5">ARASAAC</text:span></text:a>, distribué sous Licence Creative Commons BY-NC-SA.</text:p>
        </text:list-item>
      </text:list>
      <text:p text:style-name="Heading_20_3"><text:bookmark text:name="_w5hicsv1kzih"/>Digisteps</text:p>
      <text:p text:style-name="Standard"><text:a xlink:type="simple" xlink:href="https://ladigitale.dev/digisteps/" text:style-name="ListLabel_20_100" text:visited-style-name="ListLabel_20_100"><text:span text:style-name="T5">Digisteps</text:span></text:a> est une application web pour concevoir des parcours pédagogiques en ligne.</text:p>
      <text:list xml:id="list1595010923" text:style-name="WWNum2">
        <text:list-item>
          <text:p text:style-name="P15">Publiée sous licence GNU GPLv3.</text:p>
        </text:list-item>
        <text:list-item>
          <text:p text:style-name="P15">Roboto Slabet et Material Icons sous Apache License Version 2.0)</text:p>
        </text:list-item>
        <text:list-item>
          <text:p text:style-name="P15">HKGrotesk sous Sil Open Font Licence 1.1.</text:p>
        </text:list-item>
      </text:list>
      <text:p text:style-name="Heading_20_3"><text:bookmark text:name="_4wnfbyllwgtv"/>Digiwords</text:p>
      <text:p text:style-name="Standard"><text:a xlink:type="simple" xlink:href="https://ladigitale.dev/digiwords/" text:style-name="ListLabel_20_100" text:visited-style-name="ListLabel_20_100"><text:span text:style-name="T5">Digiwords</text:span></text:a> est une application web pour créer des nuages de mots.</text:p>
      <text:list xml:id="list1409263823" text:style-name="WWNum3">
        <text:list-item>
          <text:p text:style-name="P16">Publiée sous licence GNU GPLv3.</text:p>
        </text:list-item>
        <text:list-item>
          <text:p text:style-name="P16">Abril Fat Face, Anton, Bahiana, Barrio, Finger Paint, Fredericka The Great, Gloria Hallelujah, Indie Flower, Life Savers, Londrina Sketch, Love Ya Like A Sister, Material Icons, Merienda, Pacifico, Quicksand, Righteous, Roboto et <text:s/>Slab sous Apache License Version 2.0.Robot</text:p>
        </text:list-item>
        <text:list-item>
          <text:p text:style-name="P16">HKGrotesk eT OpenDyslexic SOUS Sil Open Font Licence 1.1.</text:p>
        </text:list-item>
      </text:list>
      <text:p text:style-name="Heading_20_3"><text:bookmark text:name="_ev6zys5ug2pi"/>Serveur PHP nécessaire pour l'API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6">php -S 127.0.0.1:8000 (pour le développement uniquement)</text:span></text:p>
          </table:table-cell>
        </table:table-row>
      </table:table>
      <text:p text:style-name="Heading_20_3"><text:bookmark text:name="_xpr6doq7w8zo"/>Production</text:p>
      <text:p text:style-name="Standard">Le dossier src peut être déployé directement sur un serveur http/PHP avec l'extension SQLite activée comme Apache par exemple.</text:p>
      <text:p text:style-name="Standard"/>
      <text:p text:style-name="P20"><text:bookmark text:name="_y1tzjqnkztt4"/>Projets Nuxt.js avec serveur Node.js (Express) et base de données Redis</text:p>
      <text:p text:style-name="Heading_20_3"><text:bookmark text:name="_n2nvt0tl8ew4"/>Digiboard</text:p>
      <text:p text:style-name="Standard"><text:a xlink:type="simple" xlink:href="https://digiboard.app" text:style-name="ListLabel_20_100" text:visited-style-name="ListLabel_20_100"><text:span text:style-name="T5">Digiboard</text:span></text:a> est une application web pour concevoir des tableaux blancs collaboratifs.</text:p>
      <text:list xml:id="list266863791" text:style-name="WWNum5">
        <text:list-item>
          <text:p text:style-name="P17">Publiée sous licence GNU GPLv3.</text:p>
        </text:list-item>
        <text:list-item>
          <text:p text:style-name="P17">Material Icons sous Apache License Version 2.0.</text:p>
        </text:list-item>
        <text:list-item>
          <text:p text:style-name="P17">PHKGrotesk sous Sil Open Font Licence 1.1.</text:p>
        </text:list-item>
      </text:list>
      <text:p text:style-name="Heading_20_3"><text:bookmark text:name="_v5b5z233ggz4"/>Digipad</text:p>
      <text:p text:style-name="Standard"><text:a xlink:type="simple" xlink:href="https://digipad.app" text:style-name="ListLabel_20_100" text:visited-style-name="ListLabel_20_100"><text:span text:style-name="T5">Digipad</text:span></text:a> est une application web pour concevoir des murs collaboratifs.</text:p>
      <text:list xml:id="list3634840224" text:style-name="WWNum10">
        <text:list-item>
          <text:p text:style-name="P18">Publiée sous licence GNU GPLv3.</text:p>
        </text:list-item>
        <text:list-item>
          <text:p text:style-name="P18">Roboto Slab et Material Icons sous Apache License Version 2.0.</text:p>
        </text:list-item>
        <text:list-item>
          <text:p text:style-name="P18">HKGrotesk sous Sil Open Font Licence 1.1.</text:p>
        </text:list-item>
        <text:list-item>
          <text:p text:style-name="P18"><text:a xlink:type="simple" xlink:href="https://github.com/Flyer53/jsPanel4" text:style-name="ListLabel_20_100" text:visited-style-name="ListLabel_20_100"><text:span text:style-name="T5">jsPanel4</text:span></text:a> sous MIT.</text:p>
        </text:list-item>
        <text:list-item>
          <text:p text:style-name="P18"><text:a xlink:type="simple" xlink:href="https://github.com/mozilla/pdf.js" text:style-name="ListLabel_20_100" text:visited-style-name="ListLabel_20_100"><text:span text:style-name="T5">pdf.js</text:span></text:a> et <text:a xlink:type="simple" xlink:href="https://github.com/webodf/ViewerJS" text:style-name="ListLabel_20_100" text:visited-style-name="ListLabel_20_100"><text:span text:style-name="T5">viewer.js</text:span></text:a> sous Apache License Version 2.0.</text:p>
        </text:list-item>
      </text:list>
      <text:p text:style-name="Heading_20_3"><text:bookmark text:name="_ma5twyp4lnjt"/>Digistorm</text:p>
      <text:p text:style-name="Standard"><text:a xlink:type="simple" xlink:href="https://digistorm.app" text:style-name="ListLabel_20_100" text:visited-style-name="ListLabel_20_100"><text:span text:style-name="T5">Digistorm</text:span></text:a> est une application web pour concevoir des sondages, questionnaires, remue-méninges et nuages de mots collaboratifs.</text:p>
      <text:list xml:id="list74912" text:style-name="WWNum6">
        <text:list-item>
          <text:p text:style-name="P19">Publiée sous licence GNU GPLv3.</text:p>
        </text:list-item>
        <text:list-item>
          <text:p text:style-name="P19">Roboto Slab et Material Icons sous Apache License Version 2.0.</text:p>
        </text:list-item>
        <text:list-item>
          <text:p text:style-name="P19">HKGrotesk sous Sil Open Font Licence 1.1.</text:p>
        </text:list-item>
      </text:list>
      <text:p text:style-name="Heading_20_3"><text:bookmark text:name="_otypa8c45l9x"/>Préparation et installation des dépendances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6">npm install</text:span></text:p>
          </table:table-cell>
        </table:table-row>
      </table:table>
      <text:p text:style-name="Heading_20_3"><text:bookmark text:name="_h5y1n8eovgny"/>Compilation, minification des fichiers et lancement du serveur de production</text:p>
      <text:p text:style-name="Heading_20_4"><text:bookmark text:name="_fk7kxlgptv3k"/>Avec NPM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6">npm run build<text:line-break/>npm run start</text:span></text:p>
          </table:table-cell>
        </table:table-row>
      </table:table>
      <text:p text:style-name="Heading_20_4"><text:bookmark text:name="_bpt8hz68mpvx"/>Avec PM2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6">npm run build<text:line-break/>pm2 start</text:span></text:p>
          </table:table-cell>
        </table:table-row>
      </table:table>
      <text:p text:style-name="Heading_20_3"><text:bookmark text:name="_j7c9ihj0bqq"/>Variables d'environnement pour la mise en production</text:p>
      <text:p text:style-name="Standard">Fichier .env à créer à la racine du dossier src.</text:p>
      <text:p text:style-name="Heading_20_4"><text:bookmark text:name="_q810xztk53rk"/>Digiboard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6">DOMAIN (protocole + domaine. ex : https://digiboard.app)<text:line-break/>HOST (IP publique du serveur de production)<text:line-break/>PORT (port du serveur local nuxt.js / 3000 par défaut)<text:line-break/>DB_HOST (IP du serveur de base de données Redis)<text:line-break/>DB_PWD (mot de passe de la base de données Redis)<text:line-break/>DB_PORT (port de la base de données Redis / 6379 par défaut)<text:line-break/>SESSION_KEY (clé de session Express Session)<text:line-break/>SESSION_DURATION (durée de la session de connexion des utilisateurs en millisecondes)</text:span></text:p>
          </table:table-cell>
        </table:table-row>
      </table:table>
      <text:p text:style-name="Heading_20_4"><text:bookmark text:name="_djm8zgs8je90"/>Digistorm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"><text:span text:style-name="T6">DOMAIN (protocole + domaine. ex : https://digistorm.app)<text:line-break/>HOST (IP publique du serveur de production)<text:line-break/>PORT (port du serveur local nuxt.js / 3000 par défaut)<text:line-break/>DB_HOST (IP publique du serveur de base de données Redis)<text:line-break/>DB_PWD (mot de passe de la base de données Redis)<text:line-break/>DB_PORT (port de la base de données Redis / 6379 par défaut)<text:line-break/>SESSION_KEY (clé de session Express Session)<text:line-break/>SESSION_DURATION (durée de la session de connexion des utilisateurs en millisecondes)<text:line-break/>(OPTIONAL)<text:line-break/>EMAIL_HOST (hôte pour l'envoi d'emails)<text:line-break/>EMAIL_ADDRESS (adresse pour l'envoi d'emails)<text:line-break/>EMAIL_PASSWORD (mot de passe de l'adresse emails)</text:span></text:p>
          </table:table-cell>
        </table:table-row>
      </table:table>
      <text:p text:style-name="Heading_20_4"><text:bookmark text:name="_vcizb6obr71e"/>Digipad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6">DOMAIN (protocole + domaine. ex : https://digipad.app)<text:line-break/>HOST (IP publique du serveur de production)<text:line-break/>PORT (port du serveur local nuxt.js / 3000 par défaut)<text:line-break/>DB_HOST (IP du serveur de base de données Redis)<text:line-break/>DB_PWD (mot de passe de la base de données Redis)<text:line-break/>DB_PORT (port de la base de données Redis / 6379 par défaut)<text:line-break/>SESSION_KEY (clé de session Express Session)<text:line-break/>SESSION_DURATION (durée de la session de connexion des utilisateurs en millisecondes)<text:line-break/>(OPTIONAL)<text:line-break/>ETHERPAD (lien vers un serveur Etherpad pour les documents collaboratifs)<text:line-break/>ETHERPAD_API_KEY (clé API Etherpad)<text:line-break/>UPLOAD_LIMIT (limite de téléversement des fichiers en Mo)<text:line-break/>PAD_LIMIT (nombre maximum de pads par compte utilisateur)<text:line-break/>ADMIN_PASSWORD (mot de passe pour accéder à la page d'administration /admin)<text:line-break/>EMAIL_HOST (hôte pour l'envoi d'emails)<text:line-break/>EMAIL_ADDRESS (adresse pour l'envoi d'emails)<text:line-break/>EMAIL_PASSWORD (mot de passe de l'adresse emails)<text:line-break/>EMAIL_PORT (port pour l'envoi d'emails)<text:line-break/>EMAIL_SECURE (true ou false)<text:line-break/>MATOMO (lien vers un serveur Matomo)<text:line-break/>NFS_PAD_NUMBER (id de pad à partir de laquelle les fichiers seront enregistrés dans un dossier monté NFS - environ 200 000 pour 1 To de capacité disque)<text:line-break/>NFS_FOLDER (nom du dossier monté NFS, obligatoirement situé dans le dossier /static/)</text:span></text:p>
          </table:table-cell>
        </table:table-row>
      </table:table>
      <text:p text:style-name="Heading_20_2"><text:bookmark text:name="_3m8tvl5jytm3"/>Remerciements et crédits des applications originelles</text:p>
      <text:p text:style-name="Standard">Traduction en allemand lors d'une action dans « la salle des profs » <text:a xlink:type="simple" xlink:href="https://twitter.com/search?q=%23twitterlehrerzimmer" text:style-name="ListLabel_20_100" text:visited-style-name="ListLabel_20_100"><text:span text:style-name="T5">#twitterlehrerzimmer</text:span></text:a> / <text:a xlink:type="simple" xlink:href="https://twitter.com/search?q=%23twlz" text:style-name="ListLabel_20_100" text:visited-style-name="ListLabel_20_100"><text:span text:style-name="T5">#twlz</text:span></text:a> par <text:a xlink:type="simple" xlink:href="https://twitter.com/uivens" text:style-name="ListLabel_20_100" text:visited-style-name="ListLabel_20_100"><text:span text:style-name="T5">@uivens</text:span></text:a> (Ulrich Ivens), <text:a xlink:type="simple" xlink:href="https://twitter.com/eBildungslabor" text:style-name="ListLabel_20_100" text:visited-style-name="ListLabel_20_100"><text:span text:style-name="T5">@eBildungslabor</text:span></text:a> (Nele Hirsch) et <text:a xlink:type="simple" xlink:href="https://twitter.com/teachitalizer" text:style-name="ListLabel_20_100" text:visited-style-name="ListLabel_20_100"><text:span text:style-name="T5">@teachitalizer</text:span></text:a> (Holger Skarba).</text:p>
      <text:p text:style-name="Standard"/>
      <text:p text:style-name="Standard">Traduction en espagnol par <text:a xlink:type="simple" xlink:href="https://gitlab.com/fersdt" text:style-name="ListLabel_20_100" text:visited-style-name="ListLabel_20_100"><text:span text:style-name="T5">Fernando S. Delgado Trujillo</text:span></text:a>.</text:p>
      <text:p text:style-name="Standard"/>
      <text:p text:style-name="Standard">Traduction en Italien par <text:a xlink:type="simple" xlink:href="https://gitlab.com/maupao" text:style-name="ListLabel_20_100" text:visited-style-name="ListLabel_20_100"><text:span text:style-name="T5">Paolo Mauri</text:span></text:a> et @nilocram (Roberto Marcolin).</text:p>
      <text:p text:style-name="Standard"/>
      <text:p text:style-name="Standard">Traduction en Croate par <text:a xlink:type="simple" xlink:href="https://gitlab.com/Ksenija66L" text:style-name="ListLabel_20_100" text:visited-style-name="ListLabel_20_100"><text:span text:style-name="T5">Ksenija Lekić</text:span></text:a>.</text:p>
      <text:p text:style-name="Standard"/>
      <text:p text:style-name="Standard">Traduction en néerlandais par Erik Devlies.</text:p>
      <text:p text:style-name="Heading_20_2"><text:bookmark text:name="_6pvnrkcn8v8f"/>Remerciements et crédits des codes sources</text:p>
      <text:p text:style-name="Standard"><text:a xlink:type="simple" xlink:href="https://ladigitale.dev/" text:style-name="ListLabel_20_100" text:visited-style-name="ListLabel_20_100"><text:span text:style-name="T5">ladigitale.dev</text:span></text:a> pour les sources originales des applications, vous pouvez soutenir leur travail <text:a xlink:type="simple" xlink:href="https://opencollective.com/ladigitale" text:style-name="ListLabel_20_100" text:visited-style-name="ListLabel_20_100"><text:span text:style-name="T5">ici</text:span></text:a>, <text:a xlink:type="simple" xlink:href="https://github.com/ether" text:style-name="ListLabel_20_100" text:visited-style-name="ListLabel_20_100"><text:span text:style-name="T5">The Etherpad Foundation</text:span></text:a> pour les sources originales d'Etherpad.</text:p>
      <text:p text:style-name="Standard"/>
      <text:p text:style-name="Standard"><text:a xlink:type="simple" xlink:href="https://kaz.bzh/" text:style-name="ListLabel_20_100" text:visited-style-name="ListLabel_20_100"><text:span text:style-name="T5">KAZ</text:span></text:a> pour le dockerfile du serveur etherpad.</text:p>
      <text:p text:style-name="Standard"/>
      <text:p text:style-name="Standard">Et enfin Monsieur Merciole pour son aide, ses <text:s/>précieux conseils ainsi que son chaperonnage du projet et l’organisation des réunions hebdomad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EB Garamond" svg:font-family="'EB Garamond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EB Garamond1" svg:font-family="'EB Garamond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2pt" fo:language="fr" fo:country="FR" style:letter-kerning="false" style:font-name-asian="Lato1" style:font-size-asian="12pt" style:language-asian="zh" style:country-asian="CN" style:font-name-complex="La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2pt" fo:language="fr" fo:country="FR" style:letter-kerning="false" style:font-name-asian="Lato1" style:font-size-asian="12pt" style:language-asian="zh" style:country-asian="CN" style:font-name-complex="La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674ea7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color="#674ea7"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0" meta:object-count="0" meta:page-count="4" meta:paragraph-count="163" meta:word-count="1803" meta:character-count="13214" meta:non-whitespace-character-count="11152"/>
    <meta:generator>LibreOfficeDev/6.0.5.2$Linux_X86_64 LibreOffice_project/</meta:generator>
  </office:meta>
</office:document-meta>
</file>